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00365"/>
    </style:style>
    <style:style style:name="P2" style:family="paragraph" style:parent-style-name="Standard">
      <style:text-properties officeooo:rsid="000f0598" officeooo:paragraph-rsid="0014b9d6"/>
    </style:style>
    <style:style style:name="P3" style:family="paragraph" style:parent-style-name="Standard">
      <style:text-properties officeooo:rsid="0017f2d6" officeooo:paragraph-rsid="0017f2d6"/>
    </style:style>
    <style:style style:name="P4" style:family="paragraph" style:parent-style-name="Standard" style:list-style-name="L1">
      <style:text-properties officeooo:rsid="0017f2d6" officeooo:paragraph-rsid="0017f2d6"/>
    </style:style>
    <style:style style:name="T1" style:family="text">
      <style:text-properties fo:font-weight="bold"/>
    </style:style>
    <style:style style:name="T2" style:family="text">
      <style:text-properties officeooo:rsid="00100365"/>
    </style:style>
    <style:style style:name="T3" style:family="text">
      <style:text-properties officeooo:rsid="0011e769"/>
    </style:style>
    <style:style style:name="T4" style:family="text">
      <style:text-properties officeooo:rsid="0014b9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<text:span text:style-name="T1">Charbonnage de Marcasse</text:span> est un <text:a xlink:type="simple" xlink:href="https://fr.wikipedia.org/wiki/Charbonnage" text:style-name="Internet_20_link" text:visited-style-name="Visited_20_Internet_20_Link">site minier</text:a> d'extraction de <text:a xlink:type="simple" xlink:href="https://fr.wikipedia.org/wiki/Houille" text:style-name="Internet_20_link" text:visited-style-name="Visited_20_Internet_20_Link">houille</text:a> constitué du carreau de la fosse et de son terril situé à <text:a xlink:type="simple" xlink:href="https://fr.wikipedia.org/wiki/Wasmes_(Colfontaine)" text:style-name="Internet_20_link" text:visited-style-name="Visited_20_Internet_20_Link">Wasmes</text:a>, situé en <text:a xlink:type="simple" xlink:href="https://fr.wikipedia.org/wiki/Région_wallonne" text:style-name="Internet_20_link" text:visited-style-name="Visited_20_Internet_20_Link">Région wallonne</text:a> dans la <text:a xlink:type="simple" xlink:href="https://fr.wikipedia.org/wiki/Province_de_Hainaut" text:style-name="Internet_20_link" text:visited-style-name="Visited_20_Internet_20_Link">province de Hainaut</text:a>. Le site du charbonnage de Marcasse est situé Sentier Saint-Ghislain </text:p>
      <text:p text:style-name="P1"/>
      <text:p text:style-name="P1">Le '''Charbonnage de Marcasse''' est un [[Charbonnage|site minier]] d'extraction de [[houille]] constitué du carreau de la fosse et de son terril situé à [[Wasmes (Colfontaine)|Wasmes]], situé en [[Région wallonne]] dans la [[province de Hainaut]]. Le site du charbonnage de Marcasse est situé Sentier Saint-Ghislain</text:p>
      <text:p text:style-name="Standard"/>
      <text:p text:style-name="P2">Le <text:span text:style-name="T1">Charbonnage de Marcasse</text:span> est un <text:a xlink:type="simple" xlink:href="https://fr.wikipedia.org/wiki/Charbonnage" text:style-name="Internet_20_link" text:visited-style-name="Visited_20_Internet_20_Link">site minier</text:a> d'extraction de <text:a xlink:type="simple" xlink:href="https://fr.wikipedia.org/wiki/Houille" text:style-name="Internet_20_link" text:visited-style-name="Visited_20_Internet_20_Link">houille</text:a> situé <text:span text:style-name="T3">dans le Borinage </text:span>à <text:a xlink:type="simple" xlink:href="https://fr.wikipedia.org/wiki/Wasmes_(Colfontaine)" text:style-name="Internet_20_link" text:visited-style-name="Visited_20_Internet_20_Link">Wasmes</text:a> (Sentier Saint-Ghislain) en <text:a xlink:type="simple" xlink:href="https://fr.wikipedia.org/wiki/Région_wallonne" text:style-name="Internet_20_link" text:visited-style-name="Visited_20_Internet_20_Link">Région wallonne</text:a> de la <text:a xlink:type="simple" xlink:href="https://fr.wikipedia.org/wiki/Province_de_Hainaut" text:style-name="Internet_20_link" text:visited-style-name="Visited_20_Internet_20_Link">province de Hainaut</text:a>. <text:s/><text:span text:style-name="T2">Il est </text:span>constitué <text:span text:style-name="T4">principalement </text:span>du carreau de la fosse et d’<text:span text:style-name="T2">un</text:span> terril. <text:span text:style-name="T2">Ce charbonnage doit sa réputation au fait que le peintre Vincent Van Gogh y est descendu en compagnie de mineurs durant son séjour dans le Borinage entre 1878 et 1880.</text:span></text:p>
      <text:p text:style-name="P2"/>
      <text:p text:style-name="P3">Plan :</text:p>
      <text:list xml:id="list3331160734" text:style-name="L1">
        <text:list-item>
          <text:p text:style-name="P4">Introduction</text:p>
        </text:list-item>
        <text:list-item>
          <text:p text:style-name="P4">Exploitation du Charbon</text:p>
          <text:list>
            <text:list-item>
              <text:p text:style-name="P4">Terril</text:p>
            </text:list-item>
            <text:list-item>
              <text:p text:style-name="P4">Exploitation sur le territoire de Wasmes</text:p>
            </text:list-item>
            <text:list-item>
              <text:p text:style-name="P4">Catastrophe du 13 janvier 1953</text:p>
            </text:list-item>
            <text:list-item>
              <text:p text:style-name="P4">La ruine</text:p>
            </text:list-item>
            <text:list-item>
              <text:p text:style-name="P4">Démolition</text:p>
            </text:list-item>
            <text:list-item>
              <text:p text:style-name="P4">Le projet de réhabilitation</text:p>
            </text:list-item>
            <text:list-item>
              <text:p text:style-name="P4">La Société Anonyme du Charbonnage d’Hornu et Wasmes</text:p>
            </text:list-item>
            <text:list-item>
              <text:p text:style-name="P4">Réserves Naturelles</text:p>
            </text:list-item>
          </text:list>
        </text:list-item>
        <text:list-item>
          <text:p text:style-name="P4">Les arts et Marcasse</text:p>
          <text:list>
            <text:list-item>
              <text:p text:style-name="P4">Peinture</text:p>
            </text:list-item>
            <text:list-item>
              <text:p text:style-name="P4">Cinéma</text:p>
            </text:list-item>
            <text:list-item>
              <text:p text:style-name="P4">Musique</text:p>
            </text:list-item>
          </text:list>
        </text:list-item>
        <text:list-item>
          <text:p text:style-name="P4">Bibliographie</text:p>
        </text:list-item>
        <text:list-item>
          <text:p text:style-name="P4">Notes et références</text:p>
        </text:list-item>
        <text:list-item>
          <text:p text:style-name="P4">Liens exter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7T19:22:45.724780900</meta:creation-date>
    <dc:date>2022-07-18T17:48:32.172065458</dc:date>
    <meta:editing-duration>PT39M35S</meta:editing-duration>
    <meta:editing-cycles>4</meta:editing-cycles>
    <meta:generator>LibreOffice/6.0.7.3$Linux_X86_64 LibreOffice_project/00m0$Build-3</meta:generator>
    <meta:print-date>2022-07-18T15:06:36.426184885</meta:print-date>
    <meta:document-statistic meta:table-count="0" meta:image-count="0" meta:object-count="0" meta:page-count="1" meta:paragraph-count="21" meta:word-count="221" meta:character-count="1322" meta:non-whitespace-character-count="1137"/>
  </office:meta>
</office:document-meta>
</file>